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helvetica, sans-serif"/>
    <style:font-face style:name="verdana" svg:font-family="verdana, genev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style:font-name="verdana" fo:font-size="18pt"/>
    </style:style>
    <style:style style:name="P2" style:family="paragraph" style:parent-style-name="Text_20_body"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The Crow and the Peacock – Who is Happy?</text:h>
      <text:p text:style-name="Text_20_body"><text:span text:style-name="T1">Once there was a crow who wishes to be colorful and beautiful like other birds. He then went to the parrot and shared his thoughts.</text:span></text:p>
      <text:p text:style-name="P2">But parrot said peacock is most beautiful bird so talk to him. Then the crow went to the peacock and told him about his looks.</text:p>
      <text:p text:style-name="Text_20_body"><text:span text:style-name="T1">Then the peacock replied,” You are the luckiest bird that has been never caged in life and we because of our beauty stay caged, and you are always free.”</text:span></text:p>
      <text:p text:style-name="P2">After listening to this, crow realized his mistake and thanked God for making him like this and he flew away happily.</text:p>
      <text:p text:style-name="Text_20_body"><text:span text:style-name="Strong_20_Emphasis"><text:span text:style-name="T1">Moral:</text:span></text:span><text:span text:style-name="T1"> </text:span><text:span text:style-name="Emphasis"><text:span text:style-name="T2">Never compare yourself to others. Be happy with what you have and what you are.</text:span>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helvetica, sans-serif"/>
    <style:font-face style:name="verdana" svg:font-family="verdana, genev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a" fo:country="DK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a" fo:country="DK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5T11:55:30.098000000</meta:creation-date>
    <dc:date>2022-01-05T11:56:51.827000000</dc:date>
    <meta:editing-duration>PT1M23S</meta:editing-duration>
    <meta:editing-cycles>2</meta:editing-cycles>
    <meta:generator>LibreOffice/7.1.7.2$Windows_X86_64 LibreOffice_project/c6a4e3954236145e2acb0b65f68614365aeee33f</meta:generator>
    <meta:document-statistic meta:table-count="0" meta:image-count="0" meta:object-count="0" meta:page-count="1" meta:paragraph-count="6" meta:word-count="124" meta:character-count="653" meta:non-whitespace-character-count="534"/>
  </office:meta>
</office:document-meta>
</file>